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57in"/>
    </style:style>
    <style:style style:name="co2" style:family="table-column">
      <style:table-column-properties fo:break-before="auto" style:column-width="4.6457in"/>
    </style:style>
    <style:style style:name="co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3.1874in"/>
    </style:style>
    <style:style style:name="co15" style:family="table-column">
      <style:table-column-properties fo:break-before="auto" style:column-width="3.2291in"/>
    </style:style>
    <style:style style:name="co16" style:family="table-column">
      <style:table-column-properties fo:break-before="auto" style:column-width="4.9374in"/>
    </style:style>
    <style:style style:name="co7" style:family="table-column">
      <style:table-column-properties fo:break-before="auto" style:column-width="3.8752in"/>
    </style:style>
    <style:style style:name="co8" style:family="table-column">
      <style:table-column-properties fo:break-before="auto" style:column-width="3.9689in"/>
    </style:style>
    <style:style style:name="co9" style:family="table-column">
      <style:table-column-properties fo:break-before="auto" style:column-width="1.6457in"/>
    </style:style>
    <style:style style:name="co10" style:family="table-column">
      <style:table-column-properties fo:break-before="auto" style:column-width="1.5835in"/>
    </style:style>
    <style:style style:name="co11" style:family="table-column">
      <style:table-column-properties fo:break-before="auto" style:column-width="1.3335in"/>
    </style:style>
    <style:style style:name="co12" style:family="table-column">
      <style:table-column-properties fo:break-before="auto" style:column-width="2.25in"/>
    </style:style>
    <style:style style:name="co13" style:family="table-column">
      <style:table-column-properties fo:break-before="auto" style:column-width="2.948in"/>
    </style:style>
    <style:style style:name="co17" style:family="table-column">
      <style:table-column-properties fo:break-before="auto" style:column-width="4.5835in"/>
    </style:style>
    <style:style style:name="co18" style:family="table-column">
      <style:table-column-properties fo:break-before="auto" style:column-width="2.7083in"/>
    </style:style>
    <style:style style:name="co19" style:family="table-column">
      <style:table-column-properties fo:break-before="auto" style:column-width="3.6252in"/>
    </style:style>
    <style:style style:name="co20" style:family="table-column">
      <style:table-column-properties fo:break-before="auto" style:column-width="1.5209in"/>
    </style:style>
    <style:style style:name="co21" style:family="table-column">
      <style:table-column-properties fo:break-before="auto" style:column-width="2.9689in"/>
    </style:style>
    <style:style style:name="co22" style:family="table-column">
      <style:table-column-properties fo:break-before="auto" style:column-width="3.1772in"/>
    </style:style>
    <style:style style:name="co23" style:family="table-column">
      <style:table-column-properties fo:break-before="auto" style:column-width="2.0311in"/>
    </style:style>
    <style:style style:name="co24" style:family="table-column">
      <style:table-column-properties fo:break-before="auto" style:column-width="1.7709in"/>
    </style:style>
    <style:style style:name="co25" style:family="table-column">
      <style:table-column-properties fo:break-before="auto" style:column-width="2.0626in"/>
    </style:style>
    <style:style style:name="co26" style:family="table-column">
      <style:table-column-properties fo:break-before="auto" style:column-width="3.9898in"/>
    </style:style>
    <style:style style:name="co27" style:family="table-column">
      <style:table-column-properties fo:break-before="auto" style:column-width="1.4898in"/>
    </style:style>
    <style:style style:name="co28" style:family="table-column">
      <style:table-column-properties fo:break-before="auto" style:column-width="1.9898in"/>
    </style:style>
    <style:style style:name="co29" style:family="table-column">
      <style:table-column-properties fo:break-before="auto" style:column-width="2.5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33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6dce4"/>
      <style:text-properties style:text-position=""/>
    </style:style>
    <style:style style:name="ce10" style:family="table-cell" style:parent-style-name="Hyperlink" style:data-style-name="N0">
      <style:table-cell-properties fo:background-color="#ddebf7"/>
      <style:text-properties fo:color="#0563c1" style:text-position="" style:text-underline-style="solid" style:text-underline-width="auto" style:text-underline-color="font-color"/>
    </style:style>
    <style:style style:name="ce11" style:family="table-cell" style:parent-style-name="Hyperlink" style:data-style-name="N0">
      <style:text-properties fo:color="#0563c1" style:text-position="" style:text-underline-style="solid" style:text-underline-width="auto" style:text-underline-color="font-color"/>
    </style:style>
    <style:style style:name="ce12" style:family="table-cell" style:parent-style-name="Default" style:data-style-name="N0">
      <style:table-cell-properties fo:background-color="#70ad47"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fff2cc"/>
      <style:text-properties style:text-position=""/>
    </style:style>
    <style:style style:name="ce3" style:family="table-cell" style:parent-style-name="Default" style:data-style-name="N0">
      <style:table-cell-properties fo:background-color="#ddebf7"/>
      <style:text-properties style:text-position=""/>
    </style:style>
    <style:style style:name="ce4" style:family="table-cell" style:parent-style-name="Default" style:data-style-name="N0">
      <style:table-cell-properties fo:background-color="transparent"/>
      <style:text-properties style:text-position=""/>
    </style:style>
    <style:style style:name="ce5" style:family="table-cell" style:parent-style-name="Default" style:data-style-name="N119">
      <style:table-cell-properties fo:background-color="#f2f2f2" style:text-align-source="fix" style:repeat-content="false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119">
      <style:table-cell-properties fo:background-color="#e7e6e6" style:text-align-source="fix" style:repeat-content="false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119">
      <style:table-cell-properties style:text-align-source="fix" style:repeat-content="false" fo:background-color="transparent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9" style:family="table-cell" style:parent-style-name="Default" style:data-style-name="N0">
      <style:text-properties style:text-position=""/>
    </style:style>
    <style:style style:name="ce28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7" style:family="table-cell" style:parent-style-name="Default" style:data-style-name="N0">
      <style:table-cell-properties fo:border-bottom="none" fo:background-color="#d6dce4" fo:border-left="0.06pt solid #000000" fo:border-right="0.06pt solid #000000" fo:border-top="0.06pt solid #000000"/>
    </style:style>
    <style:style style:name="ce18" style:family="table-cell" style:parent-style-name="Default" style:data-style-name="N0">
      <style:table-cell-properties fo:background-color="#fff2cc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0">
      <style:table-cell-properties fo:background-color="#e7e6e6"/>
    </style:style>
    <style:style style:name="ce21" style:family="table-cell" style:parent-style-name="Default" style:data-style-name="N0">
      <style:table-cell-properties fo:background-color="#d6dce4"/>
    </style:style>
    <style:style style:name="ce22" style:family="table-cell" style:parent-style-name="Default" style:data-style-name="N0">
      <style:table-cell-properties fo:background-color="#c6e0b4"/>
    </style:style>
    <style:style style:name="ce23" style:family="table-cell" style:parent-style-name="Default" style:data-style-name="N0"/>
    <style:style style:name="ce24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ff2cc" style:text-align-source="fix" style:repeat-content="false" style:vertical-align="automatic"/>
      <style:paragraph-properties fo:text-align="center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119">
      <style:table-cell-properties fo:background-color="#e7e6e6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d6dce4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0" style:family="table-cell" style:parent-style-name="Default" style:data-style-name="N0">
      <style:table-cell-properties fo:background-color="#c6e0b4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1" style:family="table-cell" style:parent-style-name="Default" style:data-style-name="N11">
      <style:table-cell-properties fo:background-color="transparent"/>
    </style:style>
    <style:style style:name="ce32" style:family="table-cell" style:parent-style-name="Default" style:data-style-name="N10"/>
    <style:style style:name="ce33" style:family="table-cell" style:parent-style-name="Default" style:data-style-name="N0">
      <style:table-cell-properties fo:background-color="#d0cece"/>
    </style:style>
    <style:style style:name="ce34" style:family="table-cell" style:parent-style-name="Hyperlink" style:data-style-name="N0"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36" style:family="table-cell" style:parent-style-name="Default" style:data-style-name="N0">
      <style:text-properties fo:color="#d70303"/>
      <style:map style:condition="cell-content()=&quot;Not Completed&quot;" style:apply-style-name="cf1" style:base-cell-address="'Reading_-_Daily_Progress_Form'.A1"/>
      <style:map style:condition="cell-content()=&quot;Completed&quot;" style:apply-style-name="cf2" style:base-cell-address="'Reading_-_Daily_Progress_Form'.A1"/>
    </style:style>
    <style:style style:name="ce37" style:family="table-cell" style:parent-style-name="Default" style:data-style-name="N1"/>
    <style:style style:name="ce38" style:family="table-cell" style:parent-style-name="Default" style:data-style-name="N0">
      <style:table-cell-properties fo:background-color="#ed7d31"/>
    </style:style>
    <style:style style:name="ce39" style:family="table-cell" style:parent-style-name="Default" style:data-style-name="N0">
      <style:table-cell-properties fo:background-color="#d6dce4"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1" style:family="table-cell" style:parent-style-name="Default" style:data-style-name="N2">
      <style:table-cell-properties fo:background-color="#fff2cc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ext-properties fo:color="#d70303"/>
      <style:map style:condition="cell-content()=&quot;Not Completed&quot;" style:apply-style-name="cf1" style:base-cell-address="'Reading_-_Daily_Progress_Form'.A1"/>
      <style:map style:condition="cell-content()=&quot;Completed&quot;" style:apply-style-name="cf2" style:base-cell-address="'Reading_-_Daily_Progress_Form'.A1"/>
    </style:style>
    <style:style style:name="ce43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ext-properties fo:color="#d70303"/>
      <style:map style:condition="cell-content()=&quot;Not Completed&quot;" style:apply-style-name="cf1" style:base-cell-address="'Reading_-_Daily_Progress_Form'.A1"/>
      <style:map style:condition="cell-content()=&quot;Completed&quot;" style:apply-style-name="cf5" style:base-cell-address="'Reading_-_Daily_Progress_Form'.A1"/>
    </style:style>
    <style:style style:name="ce45" style:family="table-cell" style:parent-style-name="Default" style:data-style-name="N0">
      <style:text-properties fo:color="#d70303"/>
      <style:map style:condition="cell-content()=&quot;Not Completed&quot;" style:apply-style-name="cf1" style:base-cell-address="'Reading_-_Daily_Progress_Form'.A1"/>
      <style:map style:condition="cell-content()=&quot;Completed&quot;" style:apply-style-name="cf2" style:base-cell-address="'Reading_-_Daily_Progress_Form'.A1"/>
    </style:style>
    <style:style style:name="ce46" style:family="table-cell" style:parent-style-name="Default">
      <style:map style:condition="cell-content()=&quot;Not Completed&quot;" style:apply-style-name="cf3" style:base-cell-address="'Reading_-_Daily_Progress_Form'.A1"/>
      <style:map style:condition="cell-content()=&quot;Completed&quot;" style:apply-style-name="cf4" style:base-cell-address="'Reading_-_Daily_Progress_Form'.A1"/>
    </style:style>
    <style:style style:name="ce47" style:family="table-cell" style:parent-style-name="Default" style:data-style-name="N0">
      <style:table-cell-properties fo:background-color="transparent"/>
      <style:text-properties fo:color="#000000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ole-draw-aspect="1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T1" style:family="text">
      <style:text-properties fo:color="#000000" style:text-outline="false" style:text-line-through-styl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Legend.$A$2:.$A$3])" table:allow-empty-cell="true" table:display-list="unsorted" table:base-cell-address="Homeworks.C2">
          <table:help-message table:display="true"/>
          <table:error-message table:message-type="stop" table:display="true"/>
        </table:content-validation>
        <table:content-validation table:name="val2" table:condition="of:cell-content-is-in-list([Legend.$B$2:.$B$4])" table:allow-empty-cell="true" table:display-list="unsorted" table:base-cell-address="'Exam_Prep_(Problems)'.C3">
          <table:help-message table:display="true"/>
          <table:error-message table:message-type="stop" table:display="true"/>
        </table:content-validation>
        <table:content-validation table:name="val3" table:condition="of:cell-content-is-in-list([Legend.$A$2:.$A$3])" table:allow-empty-cell="true" table:display-list="unsorted" table:base-cell-address="'Exam_Prep_(Problems)'.D3">
          <table:help-message table:display="true"/>
          <table:error-message table:message-type="stop" table:display="true"/>
        </table:content-validation>
        <table:content-validation table:name="val4" table:condition="of:cell-content-is-in-list([.$G$3:.$G$4])" table:allow-empty-cell="true" table:display-list="unsorted" table:base-cell-address="'Exam_Prep_(Problems)'.G4">
          <table:help-message table:display="true"/>
          <table:error-message table:message-type="stop" table:display="true"/>
        </table:content-validation>
        <table:content-validation table:name="val5" table:condition="of:cell-content-is-in-list([.$A$2:.$A$3])" table:allow-empty-cell="true" table:display-list="unsorted" table:base-cell-address="Legend.A2">
          <table:help-message table:display="true"/>
          <table:error-message table:message-type="stop" table:display="true"/>
        </table:content-validation>
      </table:content-validations>
      <table:table table:name="Reading_-_Daily_Progress_Form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table:style-name="ce1" office:value-type="string">
            <text:p>Daily Progress Form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ok</text:p>
          </table:table-cell>
          <table:table-cell table:style-name="ce2" office:value-type="string">
            <text:p>Website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Introduction to Programming with C# (Nakov)</text:p>
          </table:table-cell>
          <table:table-cell table:style-name="ce10" office:value-type="string">
            <text:p><text:a xlink:href="http://www.introprogramming.info/intro-csharp-book/" xlink:type="simple">http://www.introprogramming.info/intro-csharp-book/</text:a>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11"/>
          <table:table-cell table:number-columns-repeated="1022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office:annotation draw:style-name="gr1" draw:text-style-name="P1" svg:width="2.8335in" svg:height="0.5835in" svg:x="6.948in" svg:y="0.7291in" draw:caption-point-x="1.5894in" draw:caption-point-y="0.1079in">
              <dc:creator>Ivaylo Botusharov Botusharov</dc:creator>
              <dc:date>1899-12-30T00:00:00</dc:date>
              <text:p text:style-name="P1"><text:span text:style-name="T1">Each day enter the number of pages read. You can go to Reading - Total Progress sheet and check your progress</text:span></text:p>
              <text:p text:style-name="P1"><text:span text:style-name="T2"/></text:p>
            </office:annotation>
            <text:p>Pages Read (daily) </text:p>
          </table:table-cell>
          <table:table-cell table:number-columns-repeated="1022"/>
        </table:table-row>
        <table:table-row table:style-name="ro1">
          <table:table-cell table:style-name="ce5" office:value-type="date" office:date-value="2013-05-06">
            <text:p>5/6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07">
            <text:p>5/7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08">
            <text:p>5/8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09">
            <text:p>5/9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10">
            <text:p>5/10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11">
            <text:p>5/11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12">
            <text:p>5/12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13">
            <text:p>5/13/2013</text:p>
          </table:table-cell>
          <table:table-cell table:style-name="ce8"/>
          <table:table-cell table:number-columns-repeated="1022"/>
        </table:table-row>
        <table:table-row table:style-name="ro2">
          <table:table-cell table:style-name="ce5" office:value-type="date" office:date-value="2013-05-14">
            <text:p>5/14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15">
            <text:p>5/15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16">
            <text:p>5/16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17">
            <text:p>5/17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18">
            <text:p>5/18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19">
            <text:p>5/19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20">
            <text:p>5/20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21">
            <text:p>5/21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22">
            <text:p>5/22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23">
            <text:p>5/23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24">
            <text:p>5/24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25">
            <text:p>5/25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26">
            <text:p>5/26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27">
            <text:p>5/27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28">
            <text:p>5/28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29">
            <text:p>5/29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5" office:value-type="date" office:date-value="2013-05-30">
            <text:p>5/30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6" office:value-type="date" office:date-value="2013-05-31">
            <text:p>5/31/2013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7"/>
          <table:table-cell table:style-name="ce8"/>
          <table:table-cell table:number-columns-repeated="1022"/>
        </table:table-row>
        <table:table-row table:style-name="ro1">
          <table:table-cell table:style-name="ce6" office:value-type="string">
            <text:p>Total Pages Read</text:p>
          </table:table-cell>
          <table:table-cell table:style-name="ce12" table:formula="of:=SUM([.B6:.B32])" office:value-type="float" office:value="0">
            <text:p>0</text:p>
          </table:table-cell>
          <table:table-cell table:number-columns-repeated="1022"/>
        </table:table-row>
        <table:table-row table:style-name="ro1" table:number-rows-repeated="441">
          <table:table-cell table:style-name="ce8"/>
          <table:table-cell table:number-columns-repeated="1023"/>
        </table:table-row>
        <table:table-row table:style-name="ro1" table:number-rows-repeated="10481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ing_-_Total_Progress" table:style-name="ta2"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3" table:number-columns-repeated="1018" table:default-cell-style-name="ce23"/>
        <table:table-row table:style-name="ro1">
          <table:table-cell table:style-name="ce17" office:value-type="string">
            <text:p>Textbooks</text:p>
          </table:table-cell>
          <table:table-cell table:style-name="ce17" office:value-type="string">
            <text:p>Sections</text:p>
          </table:table-cell>
          <table:table-cell table:style-name="ce17" office:value-type="string">
            <text:p>Start page</text:p>
          </table:table-cell>
          <table:table-cell table:style-name="ce17" office:value-type="string">
            <text:p>End Page</text:p>
          </table:table-cell>
          <table:table-cell table:style-name="ce17" office:value-type="string">
            <text:p>Pages (number)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Introduction to Programming with C# (Nakov)</text:p>
          </table:table-cell>
          <table:table-cell table:style-name="ce18" office:value-type="string">
            <text:p>Ch 1 (Introduction to Programming) - Ch 9 (Methods)</text:p>
          </table:table-cell>
          <table:table-cell table:style-name="ce25" office:value-type="float" office:value="75">
            <text:p>75</text:p>
          </table:table-cell>
          <table:table-cell table:style-name="ce25" office:value-type="float" office:value="356">
            <text:p>356</text:p>
          </table:table-cell>
          <table:table-cell table:style-name="ce25" table:formula="of:=[.D2]-[.C2]" office:value-type="float" office:value="281">
            <text:p>281</text:p>
          </table:table-cell>
          <table:table-cell table:number-columns-repeated="1019"/>
        </table:table-row>
        <table:table-row table:style-name="ro1">
          <table:table-cell table:style-name="ce19" table:number-columns-repeated="2"/>
          <table:table-cell table:style-name="ce26" table:number-columns-repeated="3"/>
          <table:table-cell table:number-columns-repeated="1019"/>
        </table:table-row>
        <table:table-row table:style-name="ro1">
          <table:table-cell table:style-name="ce20" office:value-type="string">
            <text:p>Enter Start Date:</text:p>
          </table:table-cell>
          <table:table-cell table:style-name="ce20" table:number-columns-repeated="3"/>
          <table:table-cell table:style-name="ce27" office:value-type="date" office:date-value="2013-05-06">
            <office:annotation draw:style-name="gr1" draw:text-style-name="P1" svg:width="1.5in" svg:height="0.8228in" svg:x="12.2291in" svg:y="0.5102in" draw:caption-point-x="0.1728in" draw:caption-point-y="0.1185in">
              <dc:creator>Ivaylo Botusharov Botusharov</dc:creator>
              <dc:date>1899-12-30T00:00:00</dc:date>
              <text:p text:style-name="P1"><text:span text:style-name="T1">start date should not be later than current date</text:span></text:p>
              <text:p text:style-name="P1"><text:span text:style-name="T3"/></text:p>
              <text:p text:style-name="P1"><text:span text:style-name="T2"/></text:p>
            </office:annotation>
            <text:p>5/6/2013</text:p>
          </table:table-cell>
          <table:table-cell table:number-columns-repeated="1019"/>
        </table:table-row>
        <table:table-row table:style-name="ro1">
          <table:table-cell table:style-name="ce20" office:value-type="string">
            <text:p>Enter End Date:</text:p>
          </table:table-cell>
          <table:table-cell table:style-name="ce20" table:number-columns-repeated="3"/>
          <table:table-cell table:style-name="ce27" office:value-type="date" office:date-value="2013-05-31">
            <text:p>5/31/2013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Study Period Days</text:p>
          </table:table-cell>
          <table:table-cell table:style-name="ce21" table:number-columns-repeated="3"/>
          <table:table-cell table:style-name="ce29" table:formula="of:=DAYS([.E5]; [.E4])" office:value-type="float" office:value="25">
            <text:p>25</text:p>
          </table:table-cell>
          <table:table-cell table:style-name="ce19" table:number-columns-repeated="1019"/>
        </table:table-row>
        <table:table-row table:style-name="ro1">
          <table:table-cell table:style-name="ce21" office:value-type="string">
            <text:p>Days left</text:p>
          </table:table-cell>
          <table:table-cell table:style-name="ce21" table:number-columns-repeated="3"/>
          <table:table-cell table:style-name="ce29" table:formula="of:=DAYS([.E5]; TODAY())" office:value-type="float" office:value="24">
            <text:p>24</text:p>
          </table:table-cell>
          <table:table-cell table:style-name="ce19" table:number-columns-repeated="1019"/>
        </table:table-row>
        <table:table-row table:style-name="ro1">
          <table:table-cell table:style-name="ce22" office:value-type="string">
            <text:p>Estimated Pages per day (initially)</text:p>
          </table:table-cell>
          <table:table-cell table:style-name="ce22" table:number-columns-repeated="3"/>
          <table:table-cell table:style-name="ce30" table:formula="of:=[.E2]/[.E6]" office:value-type="float" office:value="11.24">
            <text:p>11.24</text:p>
          </table:table-cell>
          <table:table-cell table:number-columns-repeated="1019"/>
        </table:table-row>
        <table:table-row table:style-name="ro1">
          <table:table-cell table:style-name="ce22" office:value-type="string">
            <office:annotation draw:style-name="gr1" draw:text-style-name="P1" svg:width="2.1354in" svg:height="1.0835in" svg:x="4.0209in" svg:y="1.552in" draw:caption-point-x="-0.15in" draw:caption-point-y="0.1185in">
              <dc:creator>Ivaylo Botusharov Botusharov</dc:creator>
              <dc:date>1899-12-30T00:00:00</dc:date>
              <text:p text:style-name="P1"><text:span text:style-name="T1">pages that should be read per day adjusted according to the number of pages already read and the days left until the end of study period</text:span></text:p>
            </office:annotation>
            <text:p>Estimated Pages per day (adjusted)</text:p>
          </table:table-cell>
          <table:table-cell table:style-name="ce22" table:number-columns-repeated="3"/>
          <table:table-cell table:style-name="ce30" table:formula="of:=[.B12]/[.E7]" office:value-type="float" office:value="11.7083333333333">
            <text:p>11.70833333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>
            <text:p>Pages Read (number)</text:p>
          </table:table-cell>
          <table:table-cell table:style-name="ce21" office:value-type="string">
            <text:p>Pages Left (number)</text:p>
          </table:table-cell>
          <table:table-cell table:number-columns-repeated="1022"/>
        </table:table-row>
        <table:table-row table:style-name="ro1">
          <table:table-cell table:style-name="ce24" table:formula="of:=['Reading_-_Daily_Progress_Form'.B33]" office:value-type="float" office:value="0">
            <text:p>0</text:p>
          </table:table-cell>
          <table:table-cell table:style-name="ce24" table:formula="of:=[.E2]-[.A12]" office:value-type="float" office:value="281">
            <text:p>281</text:p>
          </table:table-cell>
          <table:table-cell table:number-columns-repeated="1022"/>
        </table:table-row>
        <table:table-row table:style-name="ro1">
          <table:table-cell table:style-name="ce21" office:value-type="string">
            <text:p>Pages Read (%)</text:p>
          </table:table-cell>
          <table:table-cell table:style-name="ce21" office:value-type="string">
            <text:p>Pages Left (%)</text:p>
          </table:table-cell>
          <table:table-cell/>
          <table:table-cell table:style-name="ce19"/>
          <table:table-cell table:style-name="ce31"/>
          <table:table-cell table:number-columns-repeated="1019"/>
        </table:table-row>
        <table:table-row table:style-name="ro1">
          <table:table-cell table:style-name="ce24" table:formula="of:=([.A12]/[.E2])*100" office:value-type="float" office:value="0">
            <text:p>0</text:p>
          </table:table-cell>
          <table:table-cell table:style-name="ce24" table:formula="of:=100-[.A14]" office:value-type="float" office:value="100">
            <text:p>100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Reading_-_Total_Progress'.B33" table:end-x="1.9587in" table:end-y="0.1669in" draw:z-index="0" draw:name="Chart 1" draw:style-name="gr2" svg:width="5.3756in" svg:height="3.5929in" svg:x="0.4583in" svg:y="0.1157in">
              <draw:object draw:notify-on-update-of-ranges="'Reading_-_Total_Progress'.A14:'Reading_-_Total_Progress'.B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meworks" table:style-name="ta1">
        <table:table-column table:style-name="co13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3" table:number-columns-repeated="1020" table:default-cell-style-name="ce23"/>
        <table:table-row table:style-name="ro1">
          <table:table-cell table:style-name="ce21" office:value-type="string">
            <text:p>Lecture Name</text:p>
          </table:table-cell>
          <table:table-cell table:style-name="ce21" office:value-type="string">
            <office:annotation draw:style-name="gr1" draw:text-style-name="P1" svg:width="2.2083in" svg:height="0.7398in" svg:x="5.8437in" svg:y="0.2398in" draw:caption-point-x="1.6835in" draw:caption-point-y="-0.2358in">
              <dc:creator>Ivaylo Botusharov Botusharov</dc:creator>
              <dc:date>1899-12-30T00:00:00</dc:date>
              <text:p text:style-name="P1"><text:span text:style-name="T3">when the presentations links are published in your current courses check if there is any difference in the homeworks </text:span></text:p>
              <text:p text:style-name="P1"><text:span text:style-name="T2"/></text:p>
            </office:annotation>
            <text:p>Links to presentations and homework tasks (C# Part 1, Year 2012)*</text:p>
          </table:table-cell>
          <table:table-cell table:style-name="ce21" office:value-type="string">
            <office:annotation draw:style-name="gr1" draw:text-style-name="P1" svg:width="1.5102in" svg:height="0.5626in" svg:x="8.5102in" svg:y="0.6354in" draw:caption-point-x="1.7252in" draw:caption-point-y="-0.6315in">
              <dc:creator>Ivaylo Botusharov Botusharov</dc:creator>
              <dc:date>1899-12-30T00:00:00</dc:date>
              <text:p text:style-name="P1"><text:span text:style-name="T1">Use the drop down list for each cell below</text:span></text:p>
            </office:annotation>
            <text:p>Status</text:p>
          </table:table-cell>
          <table:table-cell table:number-columns-repeated="1021"/>
        </table:table-row>
        <table:table-row table:style-name="ro3">
          <table:table-cell office:value-type="string">
            <text:p>01. Introduction to programming</text:p>
          </table:table-cell>
          <table:table-cell table:style-name="ce34" office:value-type="string">
            <text:p><text:a xlink:href="http://downloads.academy.telerik.com/svn/csharppart1/2013/1.%20Introduction%20to%20Programming/Introduction-to-Programming.pptx" xlink:type="simple">Introduction to programming (svn)</text:a></text:p>
          </table:table-cell>
          <table:table-cell table:style-name="ce36" table:content-validation-name="val1" office:value-type="string">
            <text:p>Completed</text:p>
          </table:table-cell>
          <table:table-cell table:number-columns-repeated="1021"/>
        </table:table-row>
        <table:table-row table:style-name="ro3">
          <table:table-cell office:value-type="string">
            <text:p>02. Primitive data types and variables</text:p>
          </table:table-cell>
          <table:table-cell table:style-name="ce34" office:value-type="string">
            <text:p><text:a xlink:href="http://downloads.academy.telerik.com/svn/csharppart1/Lectures/2.%20Primitive%20Data%20Types%20and%20Variables/Primitive-Data-Types-and-Variables.pptx" xlink:type="simple">Primitve Data Types and Variables (svn)</text:a></text:p>
          </table:table-cell>
          <table:table-cell table:style-name="ce36" table:content-validation-name="val1" office:value-type="string">
            <text:p>Not Completed</text:p>
          </table:table-cell>
          <table:table-cell table:number-columns-repeated="1021"/>
        </table:table-row>
        <table:table-row table:style-name="ro1">
          <table:table-cell office:value-type="string">
            <text:p>03. Operators, expressions and statements</text:p>
          </table:table-cell>
          <table:table-cell table:style-name="ce34" office:value-type="string">
            <text:p><text:a xlink:href="http://downloads.academy.telerik.com/svn/csharppart1/Lectures/3.%20Operators,%20Expressions%20and%20Statements/Operators-Expressions-and-Statements.pptx" xlink:type="simple">Operators, Expressions and Statements (svn)</text:a></text:p>
          </table:table-cell>
          <table:table-cell table:style-name="ce36" table:content-validation-name="val1" office:value-type="string">
            <text:p>Not Completed</text:p>
          </table:table-cell>
          <table:table-cell table:number-columns-repeated="1021"/>
        </table:table-row>
        <table:table-row table:style-name="ro1">
          <table:table-cell office:value-type="string">
            <text:p>04. Console Input/Output</text:p>
          </table:table-cell>
          <table:table-cell table:style-name="ce34" office:value-type="string">
            <text:p><text:a xlink:href="http://downloads.academy.telerik.com/svn/csharppart1/Lectures/4.%20Console%20Input%20and%20Output/Console-Input-Output.pptx" xlink:type="simple">Console Input and Output (svn)</text:a></text:p>
          </table:table-cell>
          <table:table-cell table:style-name="ce36" table:content-validation-name="val1" office:value-type="string">
            <text:p>Not Completed</text:p>
          </table:table-cell>
          <table:table-cell table:number-columns-repeated="1021"/>
        </table:table-row>
        <table:table-row table:style-name="ro1">
          <table:table-cell office:value-type="string">
            <text:p>05. Conditional statements</text:p>
          </table:table-cell>
          <table:table-cell table:style-name="ce34" office:value-type="string">
            <text:p><text:a xlink:href="http://downloads.academy.telerik.com/svn/csharppart1/Lectures/5.%20Conditional%20Statements/Conditional-Statements.pptx" xlink:type="simple">Conditional Statements (svn)</text:a></text:p>
          </table:table-cell>
          <table:table-cell table:style-name="ce36" table:content-validation-name="val1" office:value-type="string">
            <text:p>Not Completed</text:p>
          </table:table-cell>
          <table:table-cell table:number-columns-repeated="1021"/>
        </table:table-row>
        <table:table-row table:style-name="ro1">
          <table:table-cell office:value-type="string">
            <text:p>06. Loops</text:p>
          </table:table-cell>
          <table:table-cell table:style-name="ce34" office:value-type="string">
            <text:p><text:a xlink:href="http://downloads.academy.telerik.com/svn/csharppart1/Lectures/6.%20Loops/Loops.pptx" xlink:type="simple">Loops (svn)</text:a></text:p>
          </table:table-cell>
          <table:table-cell table:style-name="ce36" table:content-validation-name="val1" office:value-type="string">
            <text:p>Not Completed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* when the presentations become available in your current course check for differences in the homework proble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>
            <text:p>Progress</text:p>
          </table:table-cell>
          <table:table-cell table:style-name="ce33" office:value-type="string">
            <text:p>Homeworks Completed (%)</text:p>
          </table:table-cell>
          <table:table-cell table:style-name="ce33" office:value-type="string">
            <text:p>Homeworks not completed (%)</text:p>
          </table:table-cell>
          <table:table-cell table:number-columns-repeated="1021"/>
        </table:table-row>
        <table:table-row table:style-name="ro1">
          <table:table-cell/>
          <table:table-cell table:style-name="ce24" table:formula="of:=100 * COUNTIF([.C2:.C7]; &quot;=Completed&quot;)/(COUNTIF([.C2:.C7]; &quot;=Completed&quot;)+COUNTIF([.C2:.C7]; &quot;=Not Completed&quot;))" office:value-type="float" office:value="16.6666666666667">
            <text:p>17</text:p>
          </table:table-cell>
          <table:table-cell table:style-name="ce24" table:formula="of:=100 - [.B13]" office:value-type="float" office:value="83.3333333333333">
            <text:p>83</text:p>
          </table:table-cell>
          <table:table-cell table:number-columns-repeated="1021"/>
        </table:table-row>
        <table:table-row table:style-name="ro1">
          <table:table-cell/>
          <table:table-cell table:style-name="ce24"/>
          <table:table-cell table:style-name="ce37"/>
          <table:table-cell table:number-columns-repeated="1021"/>
        </table:table-row>
        <table:table-row table:style-name="ro1">
          <table:table-cell table:style-name="ce19">
            <draw:frame table:end-cell-address="Homeworks.B29" table:end-x="2.1567in" table:end-y="0.2031in" draw:z-index="0" draw:name="Chart 1" draw:style-name="gr2" svg:width="5.0004in" svg:height="2.9976in" svg:x="0.1043in" svg:y="0.1224in">
              <draw:object draw:notify-on-update-of-ranges="Homeworks.B13:Homeworks.C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9" table:number-columns-repeated="2"/>
          <table:table-cell table:number-columns-repeated="1021"/>
        </table:table-row>
        <table:table-row table:style-name="ro1">
          <table:table-cell/>
          <table:table-cell table:style-name="ce35" table:number-columns-repeated="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Homeworks.C2:Homeworks.C7">
            <calcext:condition calcext:apply-style-name="cf1" calcext:value="=&quot;Not Completed&quot;" calcext:base-cell-address="'Reading_-_Daily_Progress_Form'.A1"/>
            <calcext:condition calcext:apply-style-name="cf2" calcext:value="=&quot;Completed&quot;" calcext:base-cell-address="'Reading_-_Daily_Progress_Form'.A1"/>
          </calcext:conditional-format>
        </calcext:conditional-formats>
      </table:table>
      <table:table table:name="Test_Prep" table:style-name="ta1"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3" table:number-columns-repeated="1021" table:default-cell-style-name="ce9"/>
        <table:table-row table:style-name="ro3">
          <table:table-cell table:style-name="ce3" office:value-type="string">
            <text:p>C# Sample Test (Telerik Academy, SVN)</text:p>
          </table:table-cell>
          <table:table-cell table:style-name="ce3" office:value-type="string">
            <text:p>C# Sample Tests (created by Teodor Kurtev*)</text:p>
          </table:table-cell>
          <table:table-cell table:style-name="ce3" office:value-type="string">
            <text:p>C# Tests (indiabix.com)</text:p>
          </table:table-cell>
          <table:table-cell table:number-columns-repeated="1021"/>
        </table:table-row>
        <table:table-row table:style-name="ro1">
          <table:table-cell table:style-name="ce11" table:formula="of:=HYPERLINK(&quot;http://downloads.academy.telerik.com/svn/csharppart1/Lectures/7.%20Exam%20Preparation/Sample-CSharp-Test.pptx&quot;; &quot;Sample Test (svn)&quot;)" office:value-type="string" office:string-value="Sample Test (svn)">
            <text:p>Sample Test (svn)</text:p>
          </table:table-cell>
          <table:table-cell table:style-name="ce11" office:value-type="string">
            <text:p><text:a xlink:href="http://simpletests.bugs3.com/" xlink:type="simple">http://simpletests.bugs3.com/</text:a></text:p>
          </table:table-cell>
          <table:table-cell table:style-name="ce11" office:value-type="string">
            <text:p><text:a xlink:href="http://www.indiabix.com/c-sharp-programming/questions-and-answers/" xlink:type="simple">http://www.indiabix.com/c-sharp-programming/questions-and-answers/</text:a>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8" office:value-type="string">
            <text:p>* Teodor Kurtev is a prominent Telerik Academy student (started in Year 2012) who helped many colleagues through the Academy forum and other activities</text:p>
          </table:table-cell>
          <table:table-cell table:number-columns-repeated="1023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_Prep_(Problems)" table:style-name="ta2">
        <table:shapes>
          <draw:frame draw:z-index="0" draw:style-name="gr3" draw:text-style-name="P2" svg:width="6.4299in" svg:height="2.9059in" svg:x="0.2913in" svg:y="10.2295in">
            <draw:object draw:notify-on-update-of-ranges="'Exam_Prep_(Problems)'.D48:'Exam_Prep_(Problems)'.E4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3" table:number-columns-repeated="1017" table:default-cell-style-name="ce23"/>
        <table:table-row table:style-name="ro1">
          <table:table-cell table:style-name="ce38" office:value-type="string">
            <text:p>C# Part 01</text:p>
          </table:table-cell>
          <table:table-cell table:number-columns-repeated="1023"/>
        </table:table-row>
        <table:table-row table:style-name="ro1">
          <table:table-cell table:style-name="ce21" office:value-type="string">
            <text:p>Exam: 27.12.2012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3126in" svg:height="0.9374in" svg:x="17.6665in" svg:y="0.0937in" draw:caption-point-x="-0.15in" draw:caption-point-y="0.1185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  <text:p text:style-name="P1"><text:span text:style-name="T2"/></text:p>
            </office:annotation>
            <text:p>BGCoder Link*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01. Next date</text:p>
          </table:table-cell>
          <table:table-cell table:content-validation-name="val2"/>
          <table:table-cell table:style-name="ce42" table:content-validation-name="val3" office:value-type="string">
            <text:p>Completed</text:p>
          </table:table-cell>
          <table:table-cell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2-2013/Variant%201.zip&quot;; &quot;Exam - 27.12.2012&quot;)" office:value-type="string" office:string-value="Exam - 27.12.2012">
            <text:p>Exam - 27.12.2012</text:p>
          </table:table-cell>
          <table:table-cell table:style-name="ce43" office:value-type="string">
            <text:p><text:a xlink:href="http://www.bgcoder.com/Contest/Practice/79" xlink:type="simple">http://www.bgcoder.com/Contest/Practice/79</text:a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02. Tribonacci Triangle</text:p>
          </table:table-cell>
          <table:table-cell table:content-validation-name="val2" office:value-type="string">
            <text:p>Numeral Systems</text:p>
          </table:table-cell>
          <table:table-cell table:number-columns-repeated="2" table:style-name="ce42" table:content-validation-name="val3" office:value-type="string">
            <text:p>Not Completed</text:p>
          </table:table-cell>
          <table:table-cell table:style-name="ce34"/>
          <table:table-cell table:content-validation-name="val4"/>
          <table:table-cell table:number-columns-repeated="1017"/>
        </table:table-row>
        <table:table-row table:style-name="ro3">
          <table:table-cell/>
          <table:table-cell office:value-type="string">
            <text:p>03. Sheet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4. Carpets</text:p>
          </table:table-cell>
          <table:table-cell table:content-validation-name="val2" office:value-type="string">
            <text:p>Console Drawing</text:p>
          </table:table-cell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Formula Bit 1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Exam: 28.12.2012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3543in" svg:height="0.8854in" svg:x="17.6665in" svg:y="1.34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  <text:p text:style-name="P1"><text:span text:style-name="T2"/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Sevenland Number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2-2013/Variant%202.zip&quot;; &quot;Exam - 28.12.2012&quot;)" office:value-type="string" office:string-value="Exam - 28.12.2012">
            <text:p>Exam - 28.12.2012</text:p>
          </table:table-cell>
          <table:table-cell table:style-name="ce34" office:value-type="string">
            <text:p><text:a xlink:href="http://www.bgcoder.com/Contest/Practice/80" xlink:type="simple">http://www.bgcoder.com/Contest/Practice/80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2. A-nacci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3. Excel Column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4. Telerik Logo</text:p>
          </table:table-cell>
          <table:table-cell table:content-validation-name="val2" office:value-type="string">
            <text:p>Console Drawing</text:p>
          </table:table-cell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Bit Ball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Exam: 29.12.2012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052in" svg:height="1.0102in" svg:x="17.6665in" svg:y="2.59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  <text:p text:style-name="P1"><text:span text:style-name="T2"/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Triple Rotation of Digit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2-2013/Variant%203.zip&quot;; &quot;Exam - 29.12.2012&quot;)" office:value-type="string" office:string-value="Exam - 29.12.2012">
            <text:p>Exam - 29.12.2012</text:p>
          </table:table-cell>
          <table:table-cell table:style-name="ce34" office:value-type="string">
            <text:p><text:a xlink:href="http://www.bgcoder.com/Contest/Practice/81" xlink:type="simple">http://www.bgcoder.com/Contest/Practice/81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2. Quadronacci Rectangle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3. Poker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4. UK Flag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Angry Bit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Exam: 06.12.2011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1043in" svg:height="0.9689in" svg:x="17.6665in" svg:y="3.84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Ship Damage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1-2012/Variant%201.zip&quot;; &quot;Exam - 06.12.2011&quot;)" office:value-type="string" office:string-value="Exam - 06.12.2011">
            <text:p>Exam - 06.12.2011</text:p>
          </table:table-cell>
          <table:table-cell table:style-name="ce34" office:value-type="string">
            <text:p><text:a xlink:href="http://www.bgcoder.com/Contest/Practice/6" xlink:type="simple">http://www.bgcoder.com/Contest/Practice/6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2. Tribonacci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>
            <text:p>03. Fir Tree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4. We All Love Bits!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Pillar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Exam: 07.12.2011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1146in" svg:height="1.0102in" svg:x="17.6665in" svg:y="5.09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Fighter Attack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1-2012/Variant%202.zip&quot;; &quot;Exam - 07.12.2011&quot;)" office:value-type="string" office:string-value="Exam - 07.12.2011">
            <text:p>Exam - 07.12.2011</text:p>
          </table:table-cell>
          <table:table-cell table:style-name="ce34" office:value-type="string">
            <text:p><text:a xlink:href="http://www.bgcoder.com/Contest/Practice/11" xlink:type="simple">http://www.bgcoder.com/Contest/Practice/11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2. Astrological Digit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3. Sand-glas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4. Dancing Bit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Line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Practical Exam: 2011 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2398in" svg:height="1in" svg:x="17.6665in" svg:y="6.34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Math Expression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1-2012/Practical%20Exam.zip&quot;; &quot;Practical Exam - 12.2011&quot;)" office:value-type="string" office:string-value="Practical Exam - 12.2011">
            <text:p>Practical Exam - 12.2011</text:p>
          </table:table-cell>
          <table:table-cell table:style-name="ce34" office:value-type="string">
            <text:p><text:a xlink:href="http://www.bgcoder.com/Contest/Practice/7" xlink:type="simple">http://www.bgcoder.com/Contest/Practice/7</text:a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2. Least Majority Multiple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3. Trapezoid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>
            <text:p>04. Odd Number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Fall Down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style-name="ce21" office:value-type="string">
            <text:p>Sample Exam: 2011</text:p>
          </table:table-cell>
          <table:table-cell table:style-name="ce21" office:value-type="string">
            <text:p>Problems</text:p>
          </table:table-cell>
          <table:table-cell table:style-name="ce21" office:value-type="string">
            <text:p>Type</text:p>
          </table:table-cell>
          <table:table-cell table:style-name="ce21" office:value-type="string">
            <text:p>Status</text:p>
          </table:table-cell>
          <table:table-cell table:style-name="ce21" office:value-type="string">
            <text:p>Status (Speedy Solving)</text:p>
          </table:table-cell>
          <table:table-cell table:style-name="ce21" office:value-type="string">
            <text:p>Link to Problems (SVN)</text:p>
          </table:table-cell>
          <table:table-cell table:style-name="ce21" office:value-type="string">
            <office:annotation draw:style-name="gr1" draw:text-style-name="P1" svg:width="2.1874in" svg:height="0.9063in" svg:x="17.6665in" svg:y="7.5937in" draw:caption-point-x="-0.15in" draw:caption-point-y="0.113in">
              <dc:creator>Ivaylo Botusharov Botusharov</dc:creator>
              <dc:date>1899-12-30T00:00:00</dc:date>
              <text:p text:style-name="P1"><text:span text:style-name="T1">if the direct link does not open from MS Excel by double clicking, first login to BGCoder, then copy and paste the link in the browser</text:span></text:p>
            </office:annotation>
            <text:p>BGCoder Link*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01. Cartesian Coordinate System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style-name="ce34" table:formula="of:=HYPERLINK(&quot;http://downloads.academy.telerik.com/svn/csharppart1/Lectures/7.%20Exam%20Preparation/2011-2012/Sample%20Exam.zip&quot;; &quot;Sample Exam - 12.2011&quot;)" office:value-type="string" office:string-value="Sample Exam - 12.2011">
            <text:p>Sample Exam - 12.2011</text:p>
          </table:table-cell>
          <table:table-cell table:style-name="ce34" office:value-type="string">
            <text:p><text:a xlink:href="http://www.bgcoder.com/Contest/Practice/5" xlink:type="simple">http://www.bgcoder.com/Contest/Practice/5</text:a>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02. Miss Cat 2011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3. Forest Road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4. Binary Digits Count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05. Subset Sums</text:p>
          </table:table-cell>
          <table:table-cell table:content-validation-name="val2"/>
          <table:table-cell table:number-columns-repeated="2" table:style-name="ce42" table:content-validation-name="val3" office:value-type="string">
            <text:p>Not Comple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>
            <text:p>Total Problems</text:p>
          </table:table-cell>
          <table:table-cell table:style-name="ce39" office:value-type="string">
            <text:p>Problems Solved at Normal Speed (number)</text:p>
          </table:table-cell>
          <table:table-cell table:style-name="ce39" office:value-type="string">
            <text:p>Problems Solved at Contest Speed (number)</text:p>
          </table:table-cell>
          <table:table-cell table:style-name="ce39" office:value-type="string">
            <text:p>Problems Solved (Total)</text:p>
          </table:table-cell>
          <table:table-cell table:style-name="ce39" office:value-type="string">
            <text:p>Problems Left</text:p>
          </table:table-cell>
          <table:table-cell table:number-columns-repeated="1019"/>
        </table:table-row>
        <table:table-row table:style-name="ro1">
          <table:table-cell table:style-name="ce25" table:formula="of:=COUNTIF([.D3:.D46];&quot;=Completed&quot;)+COUNTIF([.D3:.D46];&quot;=Not Completed&quot;)" office:value-type="float" office:value="35">
            <text:p>35</text:p>
          </table:table-cell>
          <table:table-cell table:style-name="ce25" table:formula="of:=COUNTIF([.D1:.D43]; &quot;=Completed&quot;)" office:value-type="float" office:value="1">
            <text:p>1</text:p>
          </table:table-cell>
          <table:table-cell table:style-name="ce25" table:formula="of:=COUNTIF([.E1:.E43]; &quot;=Completed&quot;)" office:value-type="float" office:value="0">
            <text:p>0</text:p>
          </table:table-cell>
          <table:table-cell table:style-name="ce25" table:formula="of:=SUM([.B46:.C46])" office:value-type="float" office:value="1">
            <office:annotation draw:style-name="gr1" draw:text-style-name="P1" svg:width="1.5in" svg:height="0.8228in" svg:x="9.8437in" svg:y="9.2602in" draw:caption-point-x="-0.15in" draw:caption-point-y="0.1102in">
              <dc:creator>Ivaylo Botusharov Botusharov</dc:creator>
              <dc:date>1899-12-30T00:00:00</dc:date>
              <text:p text:style-name="P1"><text:span text:style-name="T1">When you solve all problems the value should be 70 (2 x 35)</text:span></text:p>
            </office:annotation>
            <text:p>1</text:p>
          </table:table-cell>
          <table:table-cell table:style-name="ce25" table:formula="of:=COUNTIF([.D1:.D43];&quot;=Not Completed&quot;)+COUNTIF([.E1:.E43];&quot;=Not Completed&quot;)" office:value-type="float" office:value="69">
            <text:p>69</text:p>
          </table:table-cell>
          <table:table-cell table:number-columns-repeated="1019"/>
        </table:table-row>
        <table:table-row table:style-name="ro1">
          <table:table-cell table:style-name="ce39" office:value-type="string">
            <text:p>Total Problems</text:p>
          </table:table-cell>
          <table:table-cell table:style-name="ce39" office:value-type="string">
            <text:p>Problems Solved at Normal Speed (%)</text:p>
          </table:table-cell>
          <table:table-cell table:style-name="ce39" office:value-type="string">
            <text:p>Problems Solved at Contest Speed (%)</text:p>
          </table:table-cell>
          <table:table-cell table:style-name="ce39" office:value-type="string">
            <text:p>Problems Solved (Total) (%)</text:p>
          </table:table-cell>
          <table:table-cell table:style-name="ce39" office:value-type="string">
            <text:p>Problems Left (%)</text:p>
          </table:table-cell>
          <table:table-cell table:number-columns-repeated="1019"/>
        </table:table-row>
        <table:table-row table:style-name="ro1">
          <table:table-cell table:style-name="ce25" table:formula="of:=COUNTIF([.D1:.D43];&quot;=Completed&quot;)+COUNTIF([.D1:.D43];&quot;=Not Completed&quot;)" office:value-type="float" office:value="35">
            <text:p>35</text:p>
          </table:table-cell>
          <table:table-cell table:style-name="ce41" table:formula="of:=100 * COUNTIF([.D1:.D43]; &quot;=Completed&quot;)/(COUNTIF([.D1:.D43]; &quot;=Completed&quot;)+COUNTIF([.D1:.D43]; &quot;=Not Completed&quot;))" office:value-type="float" office:value="2.85714285714286">
            <text:p>2.86</text:p>
          </table:table-cell>
          <table:table-cell table:style-name="ce41" table:formula="of:=100 * COUNTIF([.E1:.E43]; &quot;=Completed&quot;)/(COUNTIF([.E1:.E43]; &quot;=Completed&quot;)+COUNTIF([.E1:.E43]; &quot;=Not Completed&quot;))" office:value-type="float" office:value="0">
            <text:p>0.00</text:p>
          </table:table-cell>
          <table:table-cell table:style-name="ce41" table:formula="of:=[.B48]/2 + [.C48]/2" office:value-type="float" office:value="1.42857142857143">
            <text:p>1.43</text:p>
          </table:table-cell>
          <table:table-cell table:style-name="ce41" table:formula="of:=100 - ([.B48]/2 + [.C48]/2)" office:value-type="float" office:value="98.5714285714286">
            <text:p>98.57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0" table:number-columns-repeated="5"/>
          <table:table-cell table:number-columns-repeated="1019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*if the direct link does not open from MS Excel by double clicking, first login to BGCoder, then copy and paste the link in the browser</text:p>
          </table:table-cell>
          <table:table-cell table:number-columns-repeated="102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_Prep_(Problems)'.D3:'Exam_Prep_(Problems)'.E7 'Exam_Prep_(Problems)'.D9:'Exam_Prep_(Problems)'.E13 'Exam_Prep_(Problems)'.D27:'Exam_Prep_(Problems)'.E31 'Exam_Prep_(Problems)'.D39:'Exam_Prep_(Problems)'.E43 'Exam_Prep_(Problems)'.D33:'Exam_Prep_(Problems)'.E37 'Exam_Prep_(Problems)'.D15:'Exam_Prep_(Problems)'.E19 'Exam_Prep_(Problems)'.D21:'Exam_Prep_(Problems)'.E25">
            <calcext:condition calcext:apply-style-name="cf1" calcext:value="=&quot;Not Completed&quot;" calcext:base-cell-address="'Reading_-_Daily_Progress_Form'.A1"/>
            <calcext:condition calcext:apply-style-name="cf2" calcext:value="=&quot;Completed&quot;" calcext:base-cell-address="'Reading_-_Daily_Progress_Form'.A1"/>
          </calcext:conditional-format>
        </calcext:conditional-formats>
      </table:table>
      <table:table table:name="Legend" table:style-name="ta2"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" table:number-columns-repeated="1021" table:default-cell-style-name="ce23"/>
        <table:table-row table:style-name="ro1">
          <table:table-cell table:style-name="ce21" office:value-type="string">
            <text:p>Status</text:p>
          </table:table-cell>
          <table:table-cell table:style-name="ce21" office:value-type="string">
            <text:p>C# Part 1 - Problem Type</text:p>
          </table:table-cell>
          <table:table-cell table:style-name="ce47"/>
          <table:table-cell table:number-columns-repeated="1021"/>
        </table:table-row>
        <table:table-row table:style-name="ro1">
          <table:table-cell table:style-name="ce44" table:content-validation-name="val5" office:value-type="string">
            <text:p>Not Completed</text:p>
          </table:table-cell>
          <table:table-cell office:value-type="string">
            <text:p>Numeral Systems</text:p>
          </table:table-cell>
          <table:table-cell table:number-columns-repeated="1022"/>
        </table:table-row>
        <table:table-row table:style-name="ro1">
          <table:table-cell table:style-name="ce45" table:content-validation-name="val5" office:value-type="string">
            <text:p>Completed</text:p>
          </table:table-cell>
          <table:table-cell office:value-type="string">
            <text:p>Fibonacci sequ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sole Drawing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egend.B8:Legend.B8">
            <calcext:condition calcext:apply-style-name="cf3" calcext:value="=&quot;Not Completed&quot;" calcext:base-cell-address="'Reading_-_Daily_Progress_Form'.A1"/>
            <calcext:condition calcext:apply-style-name="cf4" calcext:value="=&quot;Completed&quot;" calcext:base-cell-address="'Reading_-_Daily_Progress_Form'.A1"/>
          </calcext:conditional-format>
          <calcext:conditional-format calcext:target-range-address="Legend.A3:Legend.A3">
            <calcext:condition calcext:apply-style-name="cf1" calcext:value="=&quot;Not Completed&quot;" calcext:base-cell-address="'Reading_-_Daily_Progress_Form'.A1"/>
            <calcext:condition calcext:apply-style-name="cf2" calcext:value="=&quot;Completed&quot;" calcext:base-cell-address="'Reading_-_Daily_Progress_Form'.A1"/>
          </calcext:conditional-format>
          <calcext:conditional-format calcext:target-range-address="Legend.A2:Legend.A2">
            <calcext:condition calcext:apply-style-name="cf1" calcext:value="=&quot;Not Completed&quot;" calcext:base-cell-address="'Reading_-_Daily_Progress_Form'.A1"/>
            <calcext:condition calcext:apply-style-name="cf5" calcext:value="=&quot;Completed&quot;" calcext:base-cell-address="'Reading_-_Daily_Progress_Form'.A1"/>
          </calcext:conditional-format>
        </calcext:conditional-formats>
      </table:table>
      <table:named-expressions/>
      <table:database-ranges>
        <table:database-range table:name="__Anonymous_Sheet_DB__4" table:target-range-address="'Exam_Prep_(Problems)'.D2:'Exam_Prep_(Problems)'.E4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1" style:family="table-cell" style:parent-style-name="Default">
      <style:text-properties fo:color="#d70303"/>
    </style:style>
    <style:style style:name="cf2" style:family="table-cell" style:parent-style-name="Default">
      <style:text-properties fo:color="#548235"/>
    </style:style>
    <style:style style:name="cf3" style:family="table-cell" style:parent-style-name="Default"/>
    <style:style style:name="cf4" style:family="table-cell" style:parent-style-name="Default"/>
    <style:style style:name="cf5" style:family="table-cell" style:parent-style-name="Default">
      <style:text-properties fo:color="#548235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 style:data-style-name="N2" text:time-value="0000-00-00T01:00:36.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meta:initial-creator>Ivaylo Botusharov Botusharov</meta:initial-creator>
    <meta:creation-date>2013-05-06T12:09:35Z</meta:creation-date>
    <dc:date>2013-05-07T01:01:00.31</dc:date>
    <meta:editing-duration>PT26M15S</meta:editing-duration>
    <meta:editing-cycles>12</meta:editing-cycles>
    <meta:document-statistic meta:table-count="6" meta:cell-count="29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width="0.026cm" svg:stroke-color="#d9d9d9" draw:fill="gradient" draw:fill-gradient-name="a0"/>
    </style:style>
    <style:style style:name="ch2" style:family="chart">
      <style:chart-properties chart:auto-position="true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angle-offset="0" chart:series-source="rows" chart:data-label-number="percentag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chart:axis-position="end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data-label-number="percentage" chart:data-label-text="false" chart:data-label-symbol="false" chart:label-position="avoid-overlap">
        <chart:label-separator>
          <text:p>,</text:p>
        </chart:label-separator>
      </style:chart-properties>
      <style:graphic-properties svg:stroke-width="0.071cm" svg:stroke-color="#ffffff" draw:fill-color="#5b9bd5"/>
      <style:text-properties fo:color="#404040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5b9bd5"/>
    </style:style>
    <style:style style:name="ch10" style:family="chart">
      <style:chart-properties chart:solid-type="cuboid"/>
      <style:graphic-properties draw:fill-color="#ed7d31"/>
    </style:style>
    <style:style style:name="ch11" style:family="chart">
      <style:graphic-properties draw:fill="none" draw:fill-color="#d9d9d9"/>
    </style:style>
  </office:automatic-styles>
  <office:body>
    <office:chart>
      <chart:chart svg:width="13.653cm" svg:height="9.128cm" xlink:href=".." xlink:type="simple" chart:class="chart:circle" chart:style-name="ch1">
        <chart:title svg:x="4.977cm" svg:y="0.317cm" chart:style-name="ch2">
          <text:p>Reading Progress
</text:p>
        </chart:title>
        <chart:legend chart:legend-position="bottom" svg:x="6.166cm" svg:y="8.372cm" style:legend-expansion="wide" chart:style-name="ch3"/>
        <chart:plot-area chart:style-name="ch4" table:cell-range-address="'Reading_-_Total_Progress'.A14:'Reading_-_Total_Progress'.B14" svg:x="0.273cm" svg:y="2.196cm" svg:width="13.107cm" svg:height="5.994cm" dr3d:transform="matrix (0.906306771049824 0 -0.422620440524641 -0.397133439025541 0.34201930032499 -0.851650063002963 0.144544347371277 0.939692927612635 0.309974407714262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28cm" svg:y="2.196cm" svg:width="9.093cm" svg:height="5.9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/>
          <chart:axis chart:dimension="z" chart:name="primary-z" chart:style-name="ch7"/>
          <chart:series chart:style-name="ch8" chart:values-cell-range-address="'Reading_-_Total_Progress'.A14:'Reading_-_Total_Progress'.B14" chart:class="chart:circle">
            <chart:data-point chart:style-name="ch9"/>
            <chart:data-point chart:style-name="ch10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Reading_-_Total_Progress'.A14:'Reading_-_Total_Progress'.B14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a0" draw:style="linear" draw:start-color="#f7fafd" draw:end-color="#b5d2ec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draw:fill="gradient" draw:fill-gradient-name="a0"/>
    </style:style>
    <style:style style:name="ch2" style:family="chart">
      <style:chart-properties chart:auto-position="true"/>
      <style:text-properties fo:color="#f2f2f2" style:text-position="0% 100%" fo:font-family="Calibri" fo:font-size="15.9998397827148pt" fo:letter-spacing="0.035cm" fo:text-shadow="1pt 1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d9d9d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angle-offset="0" chart:series-source="rows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">
      <style:chart-properties chart:display-label="false" chart:logarithmic="false" chart:reverse-direction="false" text:line-break="false" chart:axis-position="end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data-label-number="value" chart:data-label-text="false" chart:data-label-symbol="false" chart:label-position="inside">
        <chart:label-separator>
          <text:p>,</text:p>
        </chart:label-separator>
      </style:chart-properties>
      <style:graphic-properties draw:stroke="none" draw:fill="gradient" draw:fill-gradient-name="a3"/>
      <style:text-properties fo:color="#d9d9d9" style:text-position="0% 100%" fo:font-family="Calibri" fo:font-size="9pt" style:font-size-asian="9pt" style:font-size-complex="9pt"/>
    </style:style>
    <style:style style:name="ch9" style:family="chart">
      <style:chart-properties chart:solid-type="cuboid"/>
      <style:graphic-properties draw:fill-color="#004586" draw:fill-gradient-name="a4"/>
    </style:style>
    <style:style style:name="ch10" style:family="chart">
      <style:chart-properties chart:solid-type="cuboid"/>
      <style:graphic-properties draw:fill-color="#ff420e" draw:fill-gradient-name="a5"/>
    </style:style>
    <style:style style:name="ch11" style:family="chart">
      <style:graphic-properties draw:fill="none" draw:fill-color="#d9d9d9"/>
    </style:style>
  </office:automatic-styles>
  <office:body>
    <office:chart>
      <chart:chart svg:width="12.7cm" svg:height="7.62cm" xlink:href=".." xlink:type="simple" chart:class="chart:circle" chart:style-name="ch1">
        <chart:title svg:x="3.543cm" svg:y="0.287cm" chart:style-name="ch2">
          <text:p>Homeworks Progress</text:p>
        </chart:title>
        <chart:legend chart:legend-position="bottom" svg:x="5.69cm" svg:y="6.864cm" style:legend-expansion="wide" chart:style-name="ch3"/>
        <chart:plot-area chart:style-name="ch4" table:cell-range-address="Homeworks.B13:Homeworks.C13" svg:x="0.254cm" svg:y="1.618cm" svg:width="12.192cm" svg:height="5.094cm" dr3d:transform="matrix (0.906306771049824 0 -0.422620440524641 -0.397133439025541 0.34201930032499 -0.851650063002963 0.144544347371277 0.939692927612635 0.309974407714262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487cm" svg:y="1.618cm" svg:width="7.725cm" svg:height="5.0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/>
          <chart:axis chart:dimension="z" chart:name="primary-z" chart:style-name="ch7"/>
          <chart:series chart:style-name="ch8" chart:values-cell-range-address="Homeworks.B13:Homeworks.C13" chart:class="chart:circle">
            <chart:data-point chart:style-name="ch9"/>
            <chart:data-point chart:style-name="ch10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16.6666666666667">
                <text:p>16.6666666666667</text:p>
                <draw:g>
                  <svg:desc>Homeworks.B13:Homeworks.C13</svg:desc>
                </draw:g>
              </table:table-cell>
              <table:table-cell office:value-type="float" office:value="83.3333333333333">
                <text:p>8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a0" draw:style="radial" draw:cx="50%" draw:cy="50%" draw:start-color="#262626" draw:end-color="#595959" draw:start-intensity="100%" draw:end-intensity="100%" draw:border="0%"/>
    <draw:gradient draw:name="a3" draw:style="linear" draw:start-color="#71a6db" draw:end-color="#559bdb" draw:start-intensity="100%" draw:end-intensity="100%" draw:angle="0" draw:border="0%"/>
    <draw:gradient draw:name="a4" draw:style="linear" draw:start-color="#71a6db" draw:end-color="#559bdb" draw:start-intensity="100%" draw:end-intensity="100%" draw:angle="0" draw:border="0%"/>
    <draw:gradient draw:name="a5" draw:style="linear" draw:start-color="#f18c55" draw:end-color="#f67b28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fill-color="#99ccff" draw:opacity-name="ChartTransparencyGradient_20_1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33cm" svg:height="7.382cm" xlink:href=".." xlink:type="simple" chart:class="chart:circle" chart:style-name="ch1">
        <chart:title svg:x="5.596cm" svg:y="0.283cm" chart:style-name="ch2">
          <text:p>Problem Solving Progress</text:p>
        </chart:title>
        <chart:legend chart:legend-position="end" svg:x="15.393cm" svg:y="3.117cm" style:legend-expansion="high" chart:style-name="ch3"/>
        <chart:plot-area chart:style-name="ch4" table:cell-range-address="'Exam_Prep_(Problems)'.D48:'Exam_Prep_(Problems)'.E48" svg:x="0.326cm" svg:y="1.356cm" svg:width="14.741cm" svg:height="5.8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3.728cm" svg:y="1.356cm" svg:width="7.936cm" svg:height="5.879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'Exam_Prep_(Problems)'.D48:'Exam_Prep_(Problems)'.E48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1.42857142857143">
                <text:p>1.42857142857143</text:p>
                <draw:g>
                  <svg:desc>'Exam_Prep_(Problems)'.D48:'Exam_Prep_(Problems)'.E48</svg:desc>
                </draw:g>
              </table:table-cell>
              <table:table-cell office:value-type="float" office:value="98.5714285714286">
                <text:p>98.5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Windows_x86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